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style="normal" officeooo:rsid="00014b3e" officeooo:paragraph-rsid="00014b3e" style:font-size-asian="13.1000003814697pt" style:font-style-asian="normal" style:font-size-complex="15pt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24pt" fo:font-style="italic" officeooo:rsid="00014b3e" officeooo:paragraph-rsid="00014b3e" style:font-size-asian="24pt" style:font-style-asian="italic" style:font-size-complex="24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apport, Skratchspelet</text:p>
      <text:p text:style-name="P1">Angelica &amp; Alexand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7T08:44:48.579522000</meta:creation-date>
    <dc:date>2015-11-27T08:46:06.676704000</dc:date>
    <meta:editing-duration>P0D</meta:editing-duration>
    <meta:editing-cycles>1</meta:editing-cycles>
    <meta:document-statistic meta:table-count="0" meta:image-count="0" meta:object-count="0" meta:page-count="1" meta:paragraph-count="2" meta:word-count="5" meta:character-count="43" meta:non-whitespace-character-count="39"/>
    <meta:generator>LibreOffice/4.1.2.3$MacOSX_x86 LibreOffice_project/40b2d7fde7e8d2d7bc5a449dc65df4d08a7dd38</meta:generator>
  </office:meta>
</office:document-meta>
</file>